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SIN ESFUERZO</text:p>
          </table:table-cell>
          <table:table-cell table:number-columns-repeated="3"/>
          <table:table-cell office:value-type="string" calcext:value-type="string">
            <text:p>EL AGM ES EL GRAFO</text:p>
          </table:table-cell>
          <table:table-cell table:number-columns-repeated="3"/>
          <table:table-cell office:value-type="string" calcext:value-type="string">
            <text:p>GRAFO CON CICLOS Y PAREDES A ROMP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93616" calcext:value-type="float">
            <text:p>93616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41661" calcext:value-type="float">
            <text:p>41661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95085" calcext:value-type="float">
            <text:p>95085</text:p>
          </table:table-cell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68128" calcext:value-type="float">
            <text:p>6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107829" calcext:value-type="float">
            <text:p>107829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58816" calcext:value-type="float">
            <text:p>58816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95085" calcext:value-type="float">
            <text:p>95085</text:p>
          </table:table-cell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68128" calcext:value-type="float">
            <text:p>6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113221" calcext:value-type="float">
            <text:p>113221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80872" calcext:value-type="float">
            <text:p>80872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96556" calcext:value-type="float">
            <text:p>96556</text:p>
          </table:table-cell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96066" calcext:value-type="float">
            <text:p>96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125964" calcext:value-type="float">
            <text:p>125964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84303" calcext:value-type="float">
            <text:p>84303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96556" calcext:value-type="float">
            <text:p>96556</text:p>
          </table:table-cell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96066" calcext:value-type="float">
            <text:p>96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51451" calcext:value-type="float">
            <text:p>151451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97046" calcext:value-type="float">
            <text:p>97046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29885" calcext:value-type="float">
            <text:p>129885</text:p>
          </table:table-cell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195562" calcext:value-type="float">
            <text:p>195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63704" calcext:value-type="float">
            <text:p>163704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29885" calcext:value-type="float">
            <text:p>129885</text:p>
          </table:table-cell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195562" calcext:value-type="float">
            <text:p>1955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222030" calcext:value-type="float">
            <text:p>222030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193112" calcext:value-type="float">
            <text:p>193112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175468" calcext:value-type="float">
            <text:p>175468</text:p>
          </table:table-cell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207326" calcext:value-type="float">
            <text:p>207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49477" calcext:value-type="float">
            <text:p>249477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24970" calcext:value-type="float">
            <text:p>224970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175468" calcext:value-type="float">
            <text:p>175468</text:p>
          </table:table-cell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207326" calcext:value-type="float">
            <text:p>207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267122" calcext:value-type="float">
            <text:p>267122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280356" calcext:value-type="float">
            <text:p>280356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303392" calcext:value-type="float">
            <text:p>303392</text:p>
          </table:table-cell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275455" calcext:value-type="float">
            <text:p>275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02411" calcext:value-type="float">
            <text:p>302411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303392" calcext:value-type="float">
            <text:p>303392</text:p>
          </table:table-cell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275455" calcext:value-type="float">
            <text:p>275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25448" calcext:value-type="float">
            <text:p>325448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45053" calcext:value-type="float">
            <text:p>345053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24958" calcext:value-type="float">
            <text:p>324958</text:p>
          </table:table-cell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355346" calcext:value-type="float">
            <text:p>355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53876" calcext:value-type="float">
            <text:p>353876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77402" calcext:value-type="float">
            <text:p>377402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24958" calcext:value-type="float">
            <text:p>324958</text:p>
          </table:table-cell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355346" calcext:value-type="float">
            <text:p>355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399948" calcext:value-type="float">
            <text:p>399948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485231" calcext:value-type="float">
            <text:p>485231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369559" calcext:value-type="float">
            <text:p>369559</text:p>
          </table:table-cell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450922" calcext:value-type="float">
            <text:p>450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447491" calcext:value-type="float">
            <text:p>447491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572474" calcext:value-type="float">
            <text:p>572474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369559" calcext:value-type="float">
            <text:p>369559</text:p>
          </table:table-cell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450922" calcext:value-type="float">
            <text:p>450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500425" calcext:value-type="float">
            <text:p>500425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752843" calcext:value-type="float">
            <text:p>752843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423965" calcext:value-type="float">
            <text:p>423965</text:p>
          </table:table-cell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549929" calcext:value-type="float">
            <text:p>54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545518" calcext:value-type="float">
            <text:p>545518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815090" calcext:value-type="float">
            <text:p>815090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423965" calcext:value-type="float">
            <text:p>423965</text:p>
          </table:table-cell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549929" calcext:value-type="float">
            <text:p>549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681775" calcext:value-type="float">
            <text:p>681775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887140" calcext:value-type="float">
            <text:p>887140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539146" calcext:value-type="float">
            <text:p>539146</text:p>
          </table:table-cell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567573" calcext:value-type="float">
            <text:p>567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684714" calcext:value-type="float">
            <text:p>684714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964090" calcext:value-type="float">
            <text:p>964090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539146" calcext:value-type="float">
            <text:p>539146</text:p>
          </table:table-cell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567573" calcext:value-type="float">
            <text:p>567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729317" calcext:value-type="float">
            <text:p>729317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1019476" calcext:value-type="float">
            <text:p>1019476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658738" calcext:value-type="float">
            <text:p>658738</text:p>
          </table:table-cell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685205" calcext:value-type="float">
            <text:p>68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803327" calcext:value-type="float">
            <text:p>803327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1038591" calcext:value-type="float">
            <text:p>1038591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658738" calcext:value-type="float">
            <text:p>658738</text:p>
          </table:table-cell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685205" calcext:value-type="float">
            <text:p>68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1101327" calcext:value-type="float">
            <text:p>1101327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1092995" calcext:value-type="float">
            <text:p>1092995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726376" calcext:value-type="float">
            <text:p>726376</text:p>
          </table:table-cell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687165" calcext:value-type="float">
            <text:p>687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199354" calcext:value-type="float">
            <text:p>1199354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126815" calcext:value-type="float">
            <text:p>1126815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726376" calcext:value-type="float">
            <text:p>726376</text:p>
          </table:table-cell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687165" calcext:value-type="float">
            <text:p>687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1246897" calcext:value-type="float">
            <text:p>1246897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1447361" calcext:value-type="float">
            <text:p>1447361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775389" calcext:value-type="float">
            <text:p>775389</text:p>
          </table:table-cell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696968" calcext:value-type="float">
            <text:p>696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283166" calcext:value-type="float">
            <text:p>1283166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1557641" calcext:value-type="float">
            <text:p>1557641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775389" calcext:value-type="float">
            <text:p>775389</text:p>
          </table:table-cell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696968" calcext:value-type="float">
            <text:p>696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335611" calcext:value-type="float">
            <text:p>1335611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1639003" calcext:value-type="float">
            <text:p>1639003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916548" calcext:value-type="float">
            <text:p>916548</text:p>
          </table:table-cell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773919" calcext:value-type="float">
            <text:p>7739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472847" calcext:value-type="float">
            <text:p>1472847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1733108" calcext:value-type="float">
            <text:p>1733108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916548" calcext:value-type="float">
            <text:p>916548</text:p>
          </table:table-cell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773919" calcext:value-type="float">
            <text:p>7739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553230" calcext:value-type="float">
            <text:p>1553230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876717" calcext:value-type="float">
            <text:p>1876717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1043492" calcext:value-type="float">
            <text:p>1043492</text:p>
          </table:table-cell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825383" calcext:value-type="float">
            <text:p>825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705661" calcext:value-type="float">
            <text:p>1705661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976214" calcext:value-type="float">
            <text:p>1976214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1043492" calcext:value-type="float">
            <text:p>1043492</text:p>
          </table:table-cell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825383" calcext:value-type="float">
            <text:p>825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721345" calcext:value-type="float">
            <text:p>1721345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2155112" calcext:value-type="float">
            <text:p>2155112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070449" calcext:value-type="float">
            <text:p>1070449</text:p>
          </table:table-cell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1086133" calcext:value-type="float">
            <text:p>1086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014444" calcext:value-type="float">
            <text:p>2014444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366850" calcext:value-type="float">
            <text:p>2366850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1070449" calcext:value-type="float">
            <text:p>1070449</text:p>
          </table:table-cell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1086133" calcext:value-type="float">
            <text:p>1086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169326" calcext:value-type="float">
            <text:p>2169326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584468" calcext:value-type="float">
            <text:p>2584468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1131226" calcext:value-type="float">
            <text:p>1131226</text:p>
          </table:table-cell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1142009" calcext:value-type="float">
            <text:p>114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262941" calcext:value-type="float">
            <text:p>2262941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789833" calcext:value-type="float">
            <text:p>2789833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1131226" calcext:value-type="float">
            <text:p>1131226</text:p>
          </table:table-cell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1142009" calcext:value-type="float">
            <text:p>114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2292349" calcext:value-type="float">
            <text:p>2292349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2848159" calcext:value-type="float">
            <text:p>2848159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1170436" calcext:value-type="float">
            <text:p>1170436</text:p>
          </table:table-cell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1318456" calcext:value-type="float">
            <text:p>1318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2416843" calcext:value-type="float">
            <text:p>2416843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2990297" calcext:value-type="float">
            <text:p>2990297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1170436" calcext:value-type="float">
            <text:p>1170436</text:p>
          </table:table-cell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1318456" calcext:value-type="float">
            <text:p>1318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2647205" calcext:value-type="float">
            <text:p>2647205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3171156" calcext:value-type="float">
            <text:p>3171156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1191022" calcext:value-type="float">
            <text:p>1191022</text:p>
          </table:table-cell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1658608" calcext:value-type="float">
            <text:p>1658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2682004" calcext:value-type="float">
            <text:p>2682004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3195173" calcext:value-type="float">
            <text:p>3195173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1191022" calcext:value-type="float">
            <text:p>1191022</text:p>
          </table:table-cell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1658608" calcext:value-type="float">
            <text:p>1658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2862373" calcext:value-type="float">
            <text:p>2862373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3274574" calcext:value-type="float">
            <text:p>3274574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1345904" calcext:value-type="float">
            <text:p>1345904</text:p>
          </table:table-cell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1711052" calcext:value-type="float">
            <text:p>1711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2987357" calcext:value-type="float">
            <text:p>2987357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3469157" calcext:value-type="float">
            <text:p>3469157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1345904" calcext:value-type="float">
            <text:p>1345904</text:p>
          </table:table-cell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1711052" calcext:value-type="float">
            <text:p>1711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3094696" calcext:value-type="float">
            <text:p>3094696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3522091" calcext:value-type="float">
            <text:p>3522091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1499315" calcext:value-type="float">
            <text:p>1499315</text:p>
          </table:table-cell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1898282" calcext:value-type="float">
            <text:p>1898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3138808" calcext:value-type="float">
            <text:p>3138808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3757845" calcext:value-type="float">
            <text:p>3757845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1499315" calcext:value-type="float">
            <text:p>1499315</text:p>
          </table:table-cell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1898282" calcext:value-type="float">
            <text:p>1898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3279476" calcext:value-type="float">
            <text:p>3279476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3847539" calcext:value-type="float">
            <text:p>3847539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1568914" calcext:value-type="float">
            <text:p>1568914</text:p>
          </table:table-cell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2286957" calcext:value-type="float">
            <text:p>22869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3502976" calcext:value-type="float">
            <text:p>3502976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3982815" calcext:value-type="float">
            <text:p>3982815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1568914" calcext:value-type="float">
            <text:p>1568914</text:p>
          </table:table-cell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2286957" calcext:value-type="float">
            <text:p>22869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3769118" calcext:value-type="float">
            <text:p>3769118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4272974" calcext:value-type="float">
            <text:p>4272974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1825253" calcext:value-type="float">
            <text:p>1825253</text:p>
          </table:table-cell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2675633" calcext:value-type="float">
            <text:p>26756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4111231" calcext:value-type="float">
            <text:p>4111231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5225301" calcext:value-type="float">
            <text:p>5225301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1825253" calcext:value-type="float">
            <text:p>1825253</text:p>
          </table:table-cell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2675633" calcext:value-type="float">
            <text:p>26756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4989058" calcext:value-type="float">
            <text:p>4989058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5887960" calcext:value-type="float">
            <text:p>5887960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2860412" calcext:value-type="float">
            <text:p>2860412</text:p>
          </table:table-cell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3313295" calcext:value-type="float">
            <text:p>3313295</text:p>
          </table:table-cell>
        </table:table-row>
        <table:table-row table:style-name="ro1">
          <table:table-cell table:number-columns-repeated="11"/>
          <table:table-cell table:style-name="ce1"/>
          <table:table-cell table:number-columns-repeated="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MPLEJIDAD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5 Y 9</text:p>
          </table:table-cell>
          <table:table-cell office:value-type="float" office:value="148510" calcext:value-type="float">
            <text:p>1485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6 Y 10</text:p>
          </table:table-cell>
          <table:table-cell office:value-type="float" office:value="185760" calcext:value-type="float">
            <text:p>1857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7 Y11</text:p>
          </table:table-cell>
          <table:table-cell office:value-type="float" office:value="228402" calcext:value-type="float">
            <text:p>2284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8 Y 12</text:p>
          </table:table-cell>
          <table:table-cell office:value-type="float" office:value="325938" calcext:value-type="float">
            <text:p>3259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9 Y 13</text:p>
          </table:table-cell>
          <table:table-cell office:value-type="float" office:value="328389" calcext:value-type="float">
            <text:p>3283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0 Y 14</text:p>
          </table:table-cell>
          <table:table-cell office:value-type="float" office:value="472978" calcext:value-type="float">
            <text:p>4729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1 Y 15</text:p>
          </table:table-cell>
          <table:table-cell office:value-type="float" office:value="550909" calcext:value-type="float">
            <text:p>5509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2 Y 16</text:p>
          </table:table-cell>
          <table:table-cell office:value-type="float" office:value="635211" calcext:value-type="float">
            <text:p>635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3 Y 17</text:p>
          </table:table-cell>
          <table:table-cell office:value-type="float" office:value="682265" calcext:value-type="float">
            <text:p>682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4 Y 18</text:p>
          </table:table-cell>
          <table:table-cell office:value-type="float" office:value="725886" calcext:value-type="float">
            <text:p>7258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5 Y 19</text:p>
          </table:table-cell>
          <table:table-cell office:value-type="float" office:value="822442" calcext:value-type="float">
            <text:p>8224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6 Y 20</text:p>
          </table:table-cell>
          <table:table-cell office:value-type="float" office:value="823422" calcext:value-type="float">
            <text:p>8234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7 Y 21</text:p>
          </table:table-cell>
          <table:table-cell office:value-type="float" office:value="900373" calcext:value-type="float">
            <text:p>900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8 Y 22</text:p>
          </table:table-cell>
          <table:table-cell office:value-type="float" office:value="968012" calcext:value-type="float">
            <text:p>9680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9 Y23</text:p>
          </table:table-cell>
          <table:table-cell office:value-type="float" office:value="1066038" calcext:value-type="float">
            <text:p>10660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 Y 24</text:p>
          </table:table-cell>
          <table:table-cell office:value-type="float" office:value="1074860" calcext:value-type="float">
            <text:p>10748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1 Y 25</text:p>
          </table:table-cell>
          <table:table-cell office:value-type="float" office:value="1093486" calcext:value-type="float">
            <text:p>10934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2 Y 26</text:p>
          </table:table-cell>
          <table:table-cell office:value-type="float" office:value="1151320" calcext:value-type="float">
            <text:p>1151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3 Y 27</text:p>
          </table:table-cell>
          <table:table-cell office:value-type="float" office:value="1256210" calcext:value-type="float">
            <text:p>1256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4 Y 28</text:p>
          </table:table-cell>
          <table:table-cell office:value-type="float" office:value="1334140" calcext:value-type="float">
            <text:p>13341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5 Y 29</text:p>
          </table:table-cell>
          <table:table-cell office:value-type="float" office:value="1440499" calcext:value-type="float">
            <text:p>14404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6 Y 30</text:p>
          </table:table-cell>
          <table:table-cell office:value-type="float" office:value="1833095" calcext:value-type="float">
            <text:p>18330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7 Y 31</text:p>
          </table:table-cell>
          <table:table-cell office:value-type="float" office:value="2055616" calcext:value-type="float">
            <text:p>20556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8 Y 32</text:p>
          </table:table-cell>
          <table:table-cell office:value-type="float" office:value="2162464" calcext:value-type="float">
            <text:p>21624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9 Y 33</text:p>
          </table:table-cell>
          <table:table-cell office:value-type="float" office:value="2264901" calcext:value-type="float">
            <text:p>22649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0 Y 34</text:p>
          </table:table-cell>
          <table:table-cell office:value-type="float" office:value="2303622" calcext:value-type="float">
            <text:p>23036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1 Y 35</text:p>
          </table:table-cell>
          <table:table-cell office:value-type="float" office:value="2448701" calcext:value-type="float">
            <text:p>2448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2 Y 36</text:p>
          </table:table-cell>
          <table:table-cell office:value-type="float" office:value="2527613" calcext:value-type="float">
            <text:p>25276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3 Y 37</text:p>
          </table:table-cell>
          <table:table-cell office:value-type="float" office:value="2545748" calcext:value-type="float">
            <text:p>25457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4 Y 38</text:p>
          </table:table-cell>
          <table:table-cell office:value-type="float" office:value="2673673" calcext:value-type="float">
            <text:p>26736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5 Y 39</text:p>
          </table:table-cell>
          <table:table-cell office:value-type="float" office:value="2732488" calcext:value-type="float">
            <text:p>27324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6 Y 40</text:p>
          </table:table-cell>
          <table:table-cell office:value-type="float" office:value="2915307" calcext:value-type="float">
            <text:p>2915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7 Y 41</text:p>
          </table:table-cell>
          <table:table-cell office:value-type="float" office:value="3119693" calcext:value-type="float">
            <text:p>31196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8 Y 42</text:p>
          </table:table-cell>
          <table:table-cell office:value-type="float" office:value="3337802" calcext:value-type="float">
            <text:p>33378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39 Y 43</text:p>
          </table:table-cell>
          <table:table-cell office:value-type="float" office:value="3501016" calcext:value-type="float">
            <text:p>35010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0 Y 44</text:p>
          </table:table-cell>
          <table:table-cell office:value-type="float" office:value="3721575" calcext:value-type="float">
            <text:p>37215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1 Y 45</text:p>
          </table:table-cell>
          <table:table-cell office:value-type="float" office:value="3831855" calcext:value-type="float">
            <text:p>38318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2 Y 46</text:p>
          </table:table-cell>
          <table:table-cell office:value-type="float" office:value="4033789" calcext:value-type="float">
            <text:p>40337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3 Y 47</text:p>
          </table:table-cell>
          <table:table-cell office:value-type="float" office:value="4311694" calcext:value-type="float">
            <text:p>43116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4 Y 48</text:p>
          </table:table-cell>
          <table:table-cell office:value-type="float" office:value="4395997" calcext:value-type="float">
            <text:p>43959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5 Y 49</text:p>
          </table:table-cell>
          <table:table-cell office:value-type="float" office:value="4527843" calcext:value-type="float">
            <text:p>45278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6 Y 50</text:p>
          </table:table-cell>
          <table:table-cell office:value-type="float" office:value="4662139" calcext:value-type="float">
            <text:p>4662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47 Y 51</text:p>
          </table:table-cell>
          <table:table-cell office:value-type="float" office:value="5168446" calcext:value-type="float">
            <text:p>51684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8 Y 52</text:p>
          </table:table-cell>
          <table:table-cell office:value-type="float" office:value="5764937" calcext:value-type="float">
            <text:p>57649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9 Y 53</text:p>
          </table:table-cell>
          <table:table-cell office:value-type="float" office:value="6166846" calcext:value-type="float">
            <text:p>6166846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Hoja1.I4:Hoja1.I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3:46:44.1165277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2:23:02.267698901</meta:creation-date>
    <dc:date>2016-10-05T00:35:40.051130610</dc:date>
    <meta:editing-duration>PT54M10S</meta:editing-duration>
    <meta:editing-cycles>2</meta:editing-cycles>
    <meta:generator>LibreOffice/4.2.8.2$Linux_x86 LibreOffice_project/420m0$Build-2</meta:generator>
    <meta:document-statistic meta:table-count="1" meta:cell-count="465" meta:object-count="0"/>
  </office:meta>
</office:document-meta>
</file>